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25f33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ick on the 'i' at the bottom to toggle this screen.</text:p>
      <text:p text:style-name="Standard">Click on the sun/moon to change the UI shade.</text:p>
      <text:p text:style-name="Standard">Click on the bar at the bottom to jump to an image in the folder or hold and drag to scrub through the images in the folder.</text:p>
      <text:p text:style-name="Horizontal_20_Line"/>
      <text:p text:style-name="Standard">Quit Emulsio<text:span text:style-name="T1">n<text:tab/><text:tab/><text:tab/><text:tab/><text:tab/><text:tab/></text:span>Esc</text:p>
      <text:p text:style-name="Standard">Previous Image<text:tab/><text:tab/><text:tab/><text:tab/><text:tab/><text:tab/>A <text:s/>or <text:s/>←<text:line-break/>Next Image<text:tab/><text:tab/><text:tab/><text:tab/><text:tab/><text:tab/><text:tab/>D <text:s/>or <text:s/>→</text:p>
      <text:p text:style-name="Standard">Zoom I<text:span text:style-name="T1">n<text:tab/><text:tab/><text:tab/><text:tab/><text:tab/><text:tab/><text:tab/><text:tab/></text:span>Mouse Wheel Up<text:line-break/>Zoom Out<text:tab/><text:tab/><text:tab/><text:tab/><text:tab/><text:tab/><text:tab/>Mouse Wheel Down</text:p>
      <text:p text:style-name="Standard">Fit Image to Window<text:tab/><text:tab/><text:tab/><text:tab/><text:tab/>F<text:line-break/>Show at Original Scale<text:tab/><text:tab/><text:tab/><text:tab/>Q</text:p>
      <text:p text:style-name="Standard">Presentation Playback<text:tab/><text:tab/><text:tab/><text:tab/>P<text:line-break/>Shuffled Presentation Playback<text:tab/><text:tab/>Alt+P<text:line-break/>Animation Playback<text:tab/><text:tab/><text:tab/><text:tab/><text:tab/>Alt<text:span text:style-name="T1">+</text:span>A <text:s/>or <text:s/>Alt+V</text:p>
      <text:p text:style-name="Standard">Pan Camera<text:tab/><text:tab/><text:tab/><text:tab/><text:tab/><text:tab/><text:tab/>Right Mouse Button <text:s/>or <text:s/>Space<text:line-break/>Full-Screen Mode<text:tab/><text:tab/><text:tab/><text:tab/><text:tab/><text:tab/>Double Click <text:s/>or <text:s/>F11</text:p>
      <text:p text:style-name="Standard">Move Image to the Trash<text:tab/><text:tab/><text:tab/><text:tab/>Del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.25cm" loext:contextual-spacing="false"/>
      <style:text-properties style:font-name="Fira Sans" fo:font-family="'Fira Sans'" style:font-style-name="Standard" style:font-family-generic="swiss" style:font-pitch="variable"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.3cm" fo:margin-bottom="0.3cm" loext:contextual-spacing="false" fo:padding="0cm" fo:border-left="none" fo:border-right="none" fo:border-top="none" fo:border-bottom="0.51pt solid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cm" fo:page-height="19.5cm" style:num-format="1" style:print-orientation="portrait" fo:margin-top="0cm" fo:margin-bottom="0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6T21:56:12.781000000</meta:creation-date>
    <dc:date>2020-04-30T13:06:22.193488727</dc:date>
    <meta:editing-duration>PT59M33S</meta:editing-duration>
    <meta:editing-cycles>17</meta:editing-cycles>
    <meta:generator>LibreOffice/6.4.3.2$Linux_X86_64 LibreOffice_project/40$Build-2</meta:generator>
    <meta:document-statistic meta:table-count="0" meta:image-count="0" meta:object-count="0" meta:page-count="1" meta:paragraph-count="10" meta:word-count="111" meta:character-count="636" meta:non-whitespace-character-count="467"/>
  </office:meta>
</office:document-meta>
</file>